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dedbe" officeooo:paragraph-rsid="001dedb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11b2" officeooo:paragraph-rsid="001e11b2" style:font-weight-asian="bold" style:font-weight-complex="bold"/>
    </style:style>
    <style:style style:name="P3" style:family="paragraph" style:parent-style-name="Standard" style:list-style-name="L1">
      <style:text-properties style:text-underline-style="solid" style:text-underline-width="auto" style:text-underline-color="font-color" fo:font-weight="bold" officeooo:rsid="001e8916" officeooo:paragraph-rsid="001e8916" style:font-weight-asian="bold" style:font-weight-complex="bold"/>
    </style:style>
    <style:style style:name="P4" style:family="paragraph" style:parent-style-name="Standard" style:list-style-name="L1">
      <style:text-properties style:text-underline-style="solid" style:text-underline-width="auto" style:text-underline-color="font-color" fo:font-weight="bold" officeooo:rsid="0021e591" officeooo:paragraph-rsid="0021e591" style:font-weight-asian="bold" style:font-weight-complex="bold"/>
    </style:style>
    <style:style style:name="P5" style:family="paragraph" style:parent-style-name="Standard" style:list-style-name="L1">
      <style:text-properties style:text-underline-style="solid" style:text-underline-width="auto" style:text-underline-color="font-color" fo:font-weight="bold" officeooo:rsid="00239cd4" officeooo:paragraph-rsid="00239cd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39cd4" officeooo:paragraph-rsid="00239cd4"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bd286" officeooo:paragraph-rsid="002bd28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0742a" officeooo:paragraph-rsid="0030742a" style:font-weight-asian="bold" style:font-weight-complex="bold"/>
    </style:style>
    <style:style style:name="P9" style:family="paragraph" style:parent-style-name="Standard">
      <style:text-properties style:text-underline-style="solid" style:text-underline-width="auto" style:text-underline-color="font-color" fo:font-weight="bold" officeooo:rsid="00307816" officeooo:paragraph-rsid="00307816" style:font-weight-asian="bold" style:font-weight-complex="bold"/>
    </style:style>
    <style:style style:name="P10" style:family="paragraph" style:parent-style-name="Standard">
      <style:text-properties style:text-underline-style="none" fo:font-weight="normal" officeooo:rsid="00307816" officeooo:paragraph-rsid="00307816" style:font-weight-asian="normal" style:font-weight-complex="normal"/>
    </style:style>
    <style:style style:name="P11" style:family="paragraph" style:parent-style-name="Standard">
      <style:text-properties style:text-underline-style="none" fo:font-weight="normal" officeooo:rsid="003366f3" officeooo:paragraph-rsid="003366f3" style:font-weight-asian="normal" style:font-weight-complex="normal"/>
    </style:style>
    <style:style style:name="P12" style:family="paragraph" style:parent-style-name="Standard" style:list-style-name="L2">
      <style:text-properties style:text-underline-style="none" fo:font-weight="normal" officeooo:rsid="0036b6d0" officeooo:paragraph-rsid="0036b6d0" style:font-weight-asian="normal" style:font-weight-complex="normal"/>
    </style:style>
    <style:style style:name="P13" style:family="paragraph" style:parent-style-name="Standard" style:list-style-name="L2">
      <style:text-properties style:text-underline-style="none" fo:font-weight="normal" officeooo:rsid="0036f616" officeooo:paragraph-rsid="0036f616" style:font-weight-asian="normal" style:font-weight-complex="normal"/>
    </style:style>
    <style:style style:name="P14" style:family="paragraph" style:parent-style-name="Standard">
      <style:text-properties style:text-underline-style="none" fo:font-weight="normal" officeooo:rsid="00394bc3" officeooo:paragraph-rsid="00394bc3"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5f489" style:font-weight-asian="normal" style:font-weight-complex="normal"/>
    </style:style>
    <style:style style:name="T3" style:family="text">
      <style:text-properties style:text-underline-style="none" fo:font-weight="normal" officeooo:rsid="0030742a" style:font-weight-asian="normal" style:font-weight-complex="normal"/>
    </style:style>
    <style:style style:name="T4" style:family="text">
      <style:text-properties style:text-underline-style="none" fo:font-weight="normal" officeooo:rsid="0034a735" style:font-weight-asian="normal" style:font-weight-complex="normal"/>
    </style:style>
    <style:style style:name="T5" style:family="text">
      <style:text-properties officeooo:rsid="003302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ngs</text:p>
      <text:p text:style-name="P1"><text:span text:style-name="T1"/></text:p>
      <text:p text:style-name="P2"><text:span text:style-name="T1">Lungs are good exchange surfaces because:</text:span></text:p>
      <text:list xml:id="list3989841003" text:style-name="L1">
        <text:list-item>
          <text:p text:style-name="P3"><text:span text:style-name="T1">They have a large surface area (many alveoli mean more exposed surface).</text:span></text:p>
        </text:list-item>
        <text:list-item>
          <text:p text:style-name="P4"><text:span text:style-name="T1">The alveoli are only one cell thick, meaning diffusion into and out of the blood is very quick. </text:span><text:span text:style-name="T2">This also means there is a short diffusion distance.</text:span></text:p>
        </text:list-item>
        <text:list-item>
          <text:p text:style-name="P5"><text:span text:style-name="T1">The blood and are are constantly being replaced – blood constantly flowing, and air constantly being in/exhaled. This makes a high concentration gradient for faster diffusion.</text:span></text:p>
        </text:list-item>
      </text:list>
      <text:p text:style-name="P6"><text:span text:style-name="T3"/></text:p>
      <text:p text:style-name="P8"><text:span text:style-name="T3">A </text:span><text:span text:style-name="T1">large surface area to volume ratio is good as it means that diffusion is a lot faster, so cells of a certain size cannot rely on diffusion from their outer membranes to get gases in and out of them in enough time.</text:span></text:p>
      <text:p text:style-name="P6"><text:span text:style-name="T1"/></text:p>
      <text:p text:style-name="P7">Mucus</text:p>
      <text:p text:style-name="P7"><text:span text:style-name="T1">There is a mucus lining in the trachea to trap dust and bacteria.</text:span></text:p>
      <text:p text:style-name="P7"><text:span text:style-name="T1"/></text:p>
      <text:p text:style-name="P7"><text:span text:style-name="T1">The mucus is a substance that is produces by the goblet cells, and is wafted up the trachea </text:span><text:span text:style-name="T4">by the cillia</text:span><text:span text:style-name="T1"> to move the trapped dust and bacteria out of the trachea. The mucus then goes down the oesophagus and is digested.</text:span></text:p>
      <text:p text:style-name="P7"><text:span text:style-name="T1"/></text:p>
      <text:p text:style-name="P9">In CF</text:p>
      <text:p text:style-name="P10">The mucus will be more sticky and thick, as the CF gene (CFTR) is what regulates the movement of chloride ions in cells, but as this is faulty so chloride ions, and therefore water, find it harder to leave the cells into the mucus, and therefore cause very sticky mucus.</text:p>
      <text:p text:style-name="P10"/>
      <text:p text:style-name="P10">The mucus blocks up various pipes in the body, such as the spermducts (vas deferens) and oviducts (fallopian tubes), <text:span text:style-name="T5">causing infertility</text:span>, <text:span text:style-name="T5">as well as from the pancreas to the ileum, which stops lipids from being digested as well (other groups can be digested before the ileum).</text:span></text:p>
      <text:p text:style-name="P10"/>
      <text:p text:style-name="P11">In the trachea, the mucus traps pathogens, but the cillia cannot move them, meaning that they can thrive in the warm, anaerobic conditions.</text:p>
      <text:p text:style-name="P11"/>
      <text:p text:style-name="P14">The mucus affects the respiratory system in these ways:</text:p>
      <text:list xml:id="list2436433211" text:style-name="L2">
        <text:list-item>
          <text:p text:style-name="P12">The mucus also blocks airways, so there is less oxygen reaching the lungs</text:p>
        </text:list-item>
        <text:list-item>
          <text:p text:style-name="P12">The concentration gradient is therefore reduces.</text:p>
        </text:list-item>
        <text:list-item>
          <text:p text:style-name="P12">Constant coughing damages the alveoli</text:p>
        </text:list-item>
        <text:list-item>
          <text:p text:style-name="P12">CF patients often cannot exercise, so do not, and therefore have weaker muscles.</text:p>
        </text:list-item>
        <text:list-item>
          <text:p text:style-name="P13">The scar tissue from repeated infections causes a larger diffusion dista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14:10:41.806496041</meta:creation-date>
    <meta:generator>LibreOffice/7.0.1.2$Linux_X86_64 LibreOffice_project/00$Build-2</meta:generator>
    <dc:date>2020-10-06T15:06:44.142611705</dc:date>
    <meta:editing-duration>PT17M33S</meta:editing-duration>
    <meta:editing-cycles>18</meta:editing-cycles>
    <meta:document-statistic meta:table-count="0" meta:image-count="0" meta:object-count="0" meta:page-count="1" meta:paragraph-count="19" meta:word-count="356" meta:character-count="2013" meta:non-whitespace-character-count="1683"/>
  </office:meta>
</office:document-meta>
</file>